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ffff" draw:textarea-horizontal-align="justify" draw:textarea-vertical-align="middle" draw:auto-grow-height="false" fo:min-height="0.931cm" fo:min-width="1.285cm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width="0.028cm" svg:stroke-color="#000000" draw:marker-start-width="0.242cm" draw:marker-end-width="0.242cm" draw:fill="none" draw:fill-color="#ffffff" draw:textarea-horizontal-align="left" draw:auto-grow-height="true" draw:auto-grow-width="true" fo:min-height="1.365cm" fo:min-width="2.715cm"/>
    </style:style>
    <style:style style:name="gr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standard">
      <style:graphic-properties svg:stroke-width="0.028cm" svg:stroke-color="#000000" draw:marker-start-width="0.242cm" draw:marker-end-width="0.242cm" draw:fill="solid" draw:fill-color="#ffffcc" draw:textarea-horizontal-align="justify" draw:textarea-vertical-align="middle" draw:auto-grow-height="false" fo:min-height="0.253cm" fo:min-width="0cm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9999ff" draw:textarea-horizontal-align="justify" draw:textarea-vertical-align="middle" draw:auto-grow-height="false" fo:min-height="0.253cm" fo:min-width="0cm" fo:padding-top="0.139cm" fo:padding-bottom="0.139cm" fo:padding-left="0.264cm" fo:padding-right="0.26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ffff" draw:textarea-horizontal-align="justify" draw:textarea-vertical-align="middle" draw:auto-grow-height="false" fo:min-height="0.932cm" fo:min-width="1.284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solid" draw:fill-color="#ffffcc" draw:textarea-horizontal-align="justify" draw:textarea-vertical-align="middle" draw:auto-grow-height="false" fo:min-height="0.254cm" fo:min-width="0cm" fo:padding-top="0.139cm" fo:padding-bottom="0.139cm" fo:padding-left="0.264cm" fo:padding-right="0.264cm"/>
    </style:style>
    <style:style style:name="gr11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ffff" draw:textarea-horizontal-align="justify" draw:textarea-vertical-align="middle" draw:auto-grow-height="false" fo:min-height="0.932cm" fo:min-width="1.283cm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254cm" fo:min-width="0cm" fo:padding-top="0.139cm" fo:padding-bottom="0.139cm" fo:padding-left="0.264cm" fo:padding-right="0.264cm"/>
    </style:style>
    <style:style style:name="gr13" style:family="graphic" style:parent-style-name="standard">
      <style:graphic-properties draw:stroke="dash" draw:stroke-dash="Ultrafine_20_Dashed" svg:stroke-width="0.028cm" svg:stroke-color="#000000" draw:marker-start-width="0.242cm" draw:marker-end-width="0.242cm" draw:fill="none" draw:textarea-horizontal-align="justify" draw:textarea-vertical-align="middle" draw:auto-grow-height="false" fo:min-height="0.957cm" fo:min-width="1.793cm" fo:padding-top="0.139cm" fo:padding-bottom="0.139cm" fo:padding-left="0.264cm" fo:padding-right="0.264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1.171cm" fo:min-width="1.951cm"/>
    </style:style>
    <style:style style:name="gr15" style:family="graphic" style:parent-style-name="standard">
      <style:graphic-properties draw:stroke="none" svg:stroke-color="#000000" draw:fill="none" draw:fill-color="#ffffff" fo:min-height="0.743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1.171cm" fo:min-width="1.952cm"/>
    </style:style>
    <style:style style:name="gr17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253cm" fo:min-width="0cm" fo:padding-top="0.139cm" fo:padding-bottom="0.139cm" fo:padding-left="0.264cm" fo:padding-right="0.26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ccffff"/>
      <style:paragraph-properties fo:text-align="center"/>
    </style:style>
    <style:style style:name="P2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3" style:family="paragraph">
      <loext:graphic-properties draw:fill="solid" draw:fill-color="#ffffff" draw:opacity="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fffc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9999ff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 draw:fill-color="#ffffff"/>
      <style:text-properties fo:color="#ffffff"/>
    </style:style>
    <style:style style:name="P11" style:family="paragraph">
      <loext:graphic-properties draw:fill="none" draw:fill-color="#ffffff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943cm" svg:height="1.339cm" svg:x="4.639cm" svg:y="16.2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215cm" svg:height="1.615cm" svg:x="12.601cm" svg:y="13.798cm">
          <draw:text-box>
            <text:p><text:span text:style-name="T1">Loss</text:span></text:p>
          </draw:text-box>
        </draw:frame>
        <draw:g>
          <svg:title>TexMaths</svg:title>
          <svg:desc>32§display§f§svg§600§TRUE§</svg:desc>
          <draw:polygon draw:style-name="gr3" draw:text-style-name="P3" draw:layer="layout" svg:width="0.482cm" svg:height="0.685cm" svg:x="5.229cm" svg:y="16.471cm" svg:viewBox="0 0 483 686" draw:points="242,686 0,686 0,0 483,0 483,686">
            <text:p/>
          </draw:polygon>
          <draw:path draw:style-name="gr4" draw:text-style-name="P4" draw:layer="layout" svg:width="0.404cm" svg:height="0.704cm" svg:x="5.273cm" svg:y="16.46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5" draw:text-style-name="P5" xml:id="id1" draw:id="id1" draw:layer="layout" svg:width="0.691cm" svg:height="0.749cm" svg:x="5.178cm" svg:y="14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z§svg§600§TRUE§</svg:desc>
          <draw:polygon draw:style-name="gr3" draw:text-style-name="P3" draw:layer="layout" svg:width="0.256cm" svg:height="0.219cm" svg:x="5.407cm" svg:y="14.573cm" svg:viewBox="0 0 257 220" draw:points="129,220 0,220 0,0 257,0 257,220">
            <text:p/>
          </draw:polygon>
          <draw:path draw:style-name="gr4" draw:text-style-name="P4" draw:layer="layout" svg:width="0.215cm" svg:height="0.23cm" svg:x="5.428cm" svg:y="14.565cm" svg:viewBox="0 0 216 231" svg:d="M46 184c27-31 42-42 60-58 0-2 32-28 51-47 47-47 59-72 59-73 0-6-5-6-6-6-3 0-4 1-7 6-16 24-26 33-39 33-12 0-17-9-26-17-9-12-17-22-35-22-38 0-61 48-61 58 0 3 1 6 5 6 5 0 6-3 8-6 10-23 38-23 43-23 10 0 20 3 31 7 20 7 26 7 39 7-17 23-60 59-70 68l-46 42c-35 35-52 64-52 68s6 4 6 4c4 0 5 0 8-6 12-18 28-31 43-31 12 0 18 4 31 18 8 12 17 19 31 19 51 0 81-65 81-78 0-3-3-6-7-6-5 0-5 3-8 8-11 33-43 43-60 43-10 0-19-4-30-7-17-7-25-9-36-9 0 0-9 0-13 2z">
            <text:p/>
          </draw:path>
        </draw:g>
        <draw:connector draw:style-name="gr6" draw:text-style-name="P6" draw:layer="layout" svg:x1="5.524cm" svg:y1="15.066cm" svg:x2="5.53cm" svg:y2="16.069cm" draw:start-shape="id1" draw:start-glue-point="8" svg:d="M5524 15066v759h6v244" svg:viewBox="0 0 7 1004">
          <text:p/>
        </draw:connector>
        <draw:custom-shape draw:style-name="gr7" draw:text-style-name="P7" xml:id="id2" draw:id="id2" draw:layer="layout" svg:width="0.691cm" svg:height="0.751cm" svg:x="3.545cm" svg:y="19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a§svg§600§TRUE§</svg:desc>
          <draw:polygon draw:style-name="gr3" draw:text-style-name="P3" draw:layer="layout" svg:width="0.265cm" svg:height="0.219cm" svg:x="3.755cm" svg:y="19.398cm" svg:viewBox="0 0 266 220" draw:points="133,220 0,220 0,0 266,0 266,220">
            <text:p/>
          </draw:polygon>
          <draw:path draw:style-name="gr4" draw:text-style-name="P4" draw:layer="layout" svg:width="0.231cm" svg:height="0.23cm" svg:x="3.775cm" svg:y="19.391cm" svg:viewBox="0 0 232 231" svg:d="M169 33c-10-19-24-33-47-33-59 0-122 75-122 150 0 48 27 81 67 81 10 0 36-1 66-37 5 21 22 37 46 37 19 0 30-11 37-27 9-19 16-51 16-51 0-6-4-6-6-6-5 0-5 3-7 10-8 34-18 63-38 63-15 0-16-13-16-23 0-12 1-15 7-38 6-22 6-26 11-46l18-71c4-15 4-16 4-17 0-9-6-15-14-15-13 0-20 12-22 23zM136 165c-3 10-3 10-10 19-23 28-43 36-57 36-26 0-33-28-33-48 0-25 16-88 28-111 16-31 38-49 59-49 33 0 40 41 40 44s-1 6-3 9z">
            <text:p/>
          </draw:path>
        </draw:g>
        <draw:connector draw:style-name="gr6" draw:text-style-name="P6" draw:layer="layout" svg:x1="3.891cm" svg:y1="19.143cm" svg:x2="5.61cm" svg:y2="17.543cm" draw:start-shape="id2" draw:start-glue-point="4" draw:end-shape="id3" draw:end-glue-point="2" svg:d="M3891 19143v-800h1719v-800" svg:viewBox="0 0 1720 1601">
          <text:p/>
        </draw:connector>
        <draw:connector draw:style-name="gr8" draw:text-style-name="P6" draw:layer="layout" svg:x1="6.582cm" svg:y1="16.873cm" svg:x2="8.247cm" svg:y2="16.89cm" draw:start-shape="id3" draw:start-glue-point="1" svg:d="M6582 16873h1090v17h575" svg:viewBox="0 0 1666 18">
          <text:p/>
        </draw:connector>
        <draw:custom-shape draw:style-name="gr9" draw:text-style-name="P1" xml:id="id6" draw:id="id6" draw:layer="layout" svg:width="1.942cm" svg:height="1.34cm" svg:x="12.652cm" svg:y="16.2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32§display§f§svg§600§TRUE§</svg:desc>
          <draw:polygon draw:style-name="gr3" draw:text-style-name="P3" draw:layer="layout" svg:width="0.482cm" svg:height="0.685cm" svg:x="13.242cm" svg:y="16.472cm" svg:viewBox="0 0 483 686" draw:points="242,686 0,686 0,0 483,0 483,686">
            <text:p/>
          </draw:polygon>
          <draw:path draw:style-name="gr4" draw:text-style-name="P4" draw:layer="layout" svg:width="0.404cm" svg:height="0.704cm" svg:x="13.286cm" svg:y="16.461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10" draw:text-style-name="P5" xml:id="id4" draw:id="id4" draw:layer="layout" svg:width="0.69cm" svg:height="0.75cm" svg:x="13.193cm" svg:y="14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13.538cm" svg:y1="15.068cm" svg:x2="13.542cm" svg:y2="16.07cm" draw:start-shape="id4" draw:start-glue-point="8" svg:d="M13538 15068v759h4v243" svg:viewBox="0 0 5 1003">
          <text:p/>
        </draw:connector>
        <draw:custom-shape draw:style-name="gr7" draw:text-style-name="P7" xml:id="id5" draw:id="id5" draw:layer="layout" svg:width="0.69cm" svg:height="0.751cm" svg:x="11.559cm" svg:y="19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11.904cm" svg:y1="19.044cm" svg:x2="13.623cm" svg:y2="17.545cm" draw:start-shape="id5" draw:start-glue-point="4" draw:end-shape="id6" draw:end-glue-point="2" svg:d="M11904 19044v-749h1719v-750" svg:viewBox="0 0 1720 1500">
          <text:p/>
        </draw:connector>
        <draw:connector draw:style-name="gr8" draw:text-style-name="P6" draw:layer="layout" svg:x1="10.702cm" svg:y1="16.89cm" svg:x2="12.652cm" svg:y2="16.875cm" draw:end-shape="id6" draw:end-glue-point="3" svg:d="M10702 16890h718v-15h1232" svg:viewBox="0 0 1951 16">
          <text:p/>
        </draw:connector>
        <draw:connector draw:style-name="gr8" draw:text-style-name="P6" draw:layer="layout" svg:x1="14.594cm" svg:y1="16.875cm" svg:x2="16.261cm" svg:y2="16.891cm" draw:start-shape="id6" draw:start-glue-point="1" svg:d="M14594 16875h1092v16h575" svg:viewBox="0 0 1668 17">
          <text:p/>
        </draw:connector>
        <draw:custom-shape draw:style-name="gr11" draw:text-style-name="P1" xml:id="id9" draw:id="id9" draw:layer="layout" svg:width="1.941cm" svg:height="1.34cm" svg:x="20.383cm" svg:y="16.2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32§display§f§svg§600§TRUE§</svg:desc>
          <draw:polygon draw:style-name="gr3" draw:text-style-name="P3" draw:layer="layout" svg:width="0.482cm" svg:height="0.685cm" svg:x="20.973cm" svg:y="16.474cm" svg:viewBox="0 0 483 686" draw:points="242,686 0,686 0,0 483,0 483,686">
            <text:p/>
          </draw:polygon>
          <draw:path draw:style-name="gr4" draw:text-style-name="P4" draw:layer="layout" svg:width="0.404cm" svg:height="0.704cm" svg:x="21.017cm" svg:y="16.463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10" draw:text-style-name="P5" xml:id="id7" draw:id="id7" draw:layer="layout" svg:width="0.69cm" svg:height="0.75cm" svg:x="20.924cm" svg:y="14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21.269cm" svg:y1="15.069cm" svg:x2="21.274cm" svg:y2="16.071cm" draw:start-shape="id7" draw:start-glue-point="8" svg:d="M21269 15069v759h5v243" svg:viewBox="0 0 6 1003">
          <text:p/>
        </draw:connector>
        <draw:custom-shape draw:style-name="gr7" draw:text-style-name="P7" xml:id="id8" draw:id="id8" draw:layer="layout" svg:width="0.691cm" svg:height="0.751cm" svg:x="19.089cm" svg:y="18.9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19.435cm" svg:y1="18.945cm" svg:x2="21.353cm" svg:y2="17.546cm" draw:start-shape="id8" draw:start-glue-point="4" draw:end-shape="id9" draw:end-glue-point="2" svg:d="M19435 18945v-699h1918v-700" svg:viewBox="0 0 1919 1400">
          <text:p/>
        </draw:connector>
        <draw:connector draw:style-name="gr8" draw:text-style-name="P6" draw:layer="layout" svg:x1="22.324cm" svg:y1="16.876cm" svg:x2="23.993cm" svg:y2="16.893cm" draw:start-shape="id9" draw:start-glue-point="1" svg:d="M22324 16876h1092v17h577" svg:viewBox="0 0 1670 18">
          <text:p/>
        </draw:connector>
        <draw:connector draw:style-name="gr8" draw:text-style-name="P6" draw:layer="layout" svg:x1="18.715cm" svg:y1="16.891cm" svg:x2="20.383cm" svg:y2="16.876cm" draw:end-shape="id9" draw:end-glue-point="3" svg:d="M18715 16891h576v-15h1092" svg:viewBox="0 0 1669 16">
          <text:p/>
        </draw:connector>
        <draw:custom-shape draw:style-name="gr12" draw:text-style-name="P8" draw:layer="layout" svg:width="0.694cm" svg:height="0.75cm" svg:x="9.227cm" svg:y="16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§svg§600§TRUE§</svg:desc>
          <draw:polygon draw:style-name="gr3" draw:text-style-name="P3" draw:layer="layout" svg:width="0.272cm" svg:height="0.339cm" svg:x="9.447cm" svg:y="16.743cm" svg:viewBox="0 0 273 340" draw:points="136,340 0,340 0,0 273,0 273,340">
            <text:p/>
          </draw:polygon>
          <draw:path draw:style-name="gr4" draw:text-style-name="P4" draw:layer="layout" svg:width="0.168cm" svg:height="0.048cm" svg:x="9.509cm" svg:y="16.741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9.473cm" svg:y="16.857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13" draw:text-style-name="P6" xml:id="id10" draw:id="id10" draw:layer="layout" svg:width="2.453cm" svg:height="1.367cm" svg:x="8.34cm" svg:y="16.2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0.694cm" svg:height="0.75cm" svg:x="17.119cm" svg:y="16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§svg§600§TRUE§</svg:desc>
          <draw:polygon draw:style-name="gr3" draw:text-style-name="P3" draw:layer="layout" svg:width="0.272cm" svg:height="0.339cm" svg:x="17.34cm" svg:y="16.743cm" svg:viewBox="0 0 273 340" draw:points="136,340 0,340 0,0 273,0 273,340">
            <text:p/>
          </draw:polygon>
          <draw:path draw:style-name="gr4" draw:text-style-name="P4" draw:layer="layout" svg:width="0.168cm" svg:height="0.048cm" svg:x="17.401cm" svg:y="16.741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17.365cm" svg:y="16.857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13" draw:text-style-name="P6" xml:id="id12" draw:id="id12" draw:layer="layout" svg:width="2.453cm" svg:height="1.367cm" svg:x="16.233cm" svg:y="16.2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0.694cm" svg:height="0.75cm" svg:x="24.909cm" svg:y="16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§svg§600§TRUE§</svg:desc>
          <draw:polygon draw:style-name="gr3" draw:text-style-name="P3" draw:layer="layout" svg:width="0.272cm" svg:height="0.339cm" svg:x="25.13cm" svg:y="16.743cm" svg:viewBox="0 0 273 340" draw:points="136,340 0,340 0,0 273,0 273,340">
            <text:p/>
          </draw:polygon>
          <draw:path draw:style-name="gr4" draw:text-style-name="P4" draw:layer="layout" svg:width="0.168cm" svg:height="0.048cm" svg:x="25.191cm" svg:y="16.741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25.155cm" svg:y="16.857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13" draw:text-style-name="P6" xml:id="id14" draw:id="id14" draw:layer="layout" svg:width="2.453cm" svg:height="1.367cm" svg:x="24.023cm" svg:y="16.2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a§svg§600§TRUE§</svg:desc>
          <draw:polygon draw:style-name="gr3" draw:text-style-name="P3" draw:layer="layout" svg:width="0.265cm" svg:height="0.219cm" svg:x="11.751cm" svg:y="19.298cm" svg:viewBox="0 0 266 220" draw:points="133,220 0,220 0,0 266,0 266,220">
            <text:p/>
          </draw:polygon>
          <draw:path draw:style-name="gr4" draw:text-style-name="P4" draw:layer="layout" svg:width="0.231cm" svg:height="0.23cm" svg:x="11.771cm" svg:y="19.291cm" svg:viewBox="0 0 232 231" svg:d="M169 33c-10-19-24-33-47-33-59 0-122 75-122 150 0 48 27 81 67 81 10 0 36-1 66-37 5 21 22 37 46 37 19 0 30-11 37-27 9-19 16-51 16-51 0-6-4-6-6-6-5 0-5 3-7 10-8 34-18 63-38 63-15 0-16-13-16-23 0-12 1-15 7-38 6-22 6-26 11-46l18-71c4-15 4-16 4-17 0-9-6-15-14-15-13 0-20 12-22 23zM136 165c-3 10-3 10-10 19-23 28-43 36-57 36-26 0-33-28-33-48 0-25 16-88 28-111 16-31 38-49 59-49 33 0 40 41 40 44s-1 6-3 9z">
            <text:p/>
          </draw:path>
        </draw:g>
        <draw:g>
          <svg:title>TexMaths</svg:title>
          <svg:desc>14§display§a§svg§600§TRUE§</svg:desc>
          <draw:polygon draw:style-name="gr3" draw:text-style-name="P3" draw:layer="layout" svg:width="0.265cm" svg:height="0.219cm" svg:x="19.342cm" svg:y="19.198cm" svg:viewBox="0 0 266 220" draw:points="133,220 0,220 0,0 266,0 266,220">
            <text:p/>
          </draw:polygon>
          <draw:path draw:style-name="gr4" draw:text-style-name="P4" draw:layer="layout" svg:width="0.231cm" svg:height="0.23cm" svg:x="19.362cm" svg:y="19.191cm" svg:viewBox="0 0 232 231" svg:d="M169 33c-10-19-24-33-47-33-59 0-122 75-122 150 0 48 27 81 67 81 10 0 36-1 66-37 5 21 22 37 46 37 19 0 30-11 37-27 9-19 16-51 16-51 0-6-4-6-6-6-5 0-5 3-7 10-8 34-18 63-38 63-15 0-16-13-16-23 0-12 1-15 7-38 6-22 6-26 11-46l18-71c4-15 4-16 4-17 0-9-6-15-14-15-13 0-20 12-22 23zM136 165c-3 10-3 10-10 19-23 28-43 36-57 36-26 0-33-28-33-48 0-25 16-88 28-111 16-31 38-49 59-49 33 0 40 41 40 44s-1 6-3 9z">
            <text:p/>
          </draw:path>
        </draw:g>
        <draw:g>
          <svg:title>TexMaths</svg:title>
          <svg:desc>14§display§z§svg§600§TRUE§</svg:desc>
          <draw:polygon draw:style-name="gr3" draw:text-style-name="P3" draw:layer="layout" svg:width="0.256cm" svg:height="0.219cm" svg:x="13.403cm" svg:y="14.573cm" svg:viewBox="0 0 257 220" draw:points="129,220 0,220 0,0 257,0 257,220">
            <text:p/>
          </draw:polygon>
          <draw:path draw:style-name="gr4" draw:text-style-name="P4" draw:layer="layout" svg:width="0.215cm" svg:height="0.23cm" svg:x="13.424cm" svg:y="14.565cm" svg:viewBox="0 0 216 231" svg:d="M46 184c27-31 42-42 60-58 0-2 32-28 51-47 47-47 59-72 59-73 0-6-5-6-6-6-3 0-4 1-7 6-16 24-26 33-39 33-12 0-17-9-26-17-9-12-17-22-35-22-38 0-61 48-61 58 0 3 1 6 5 6 5 0 6-3 8-6 10-23 38-23 43-23 10 0 20 3 31 7 20 7 26 7 39 7-17 23-60 59-70 68l-46 42c-35 35-52 64-52 68s6 4 6 4c4 0 5 0 8-6 12-18 28-31 43-31 12 0 18 4 31 18 8 12 17 19 31 19 51 0 81-65 81-78 0-3-3-6-7-6-5 0-5 3-8 8-11 33-43 43-60 43-10 0-19-4-30-7-17-7-25-9-36-9 0 0-9 0-13 2z">
            <text:p/>
          </draw:path>
        </draw:g>
        <draw:g>
          <svg:title>TexMaths</svg:title>
          <svg:desc>14§display§z§svg§600§TRUE§</svg:desc>
          <draw:polygon draw:style-name="gr3" draw:text-style-name="P3" draw:layer="layout" svg:width="0.256cm" svg:height="0.219cm" svg:x="21.053cm" svg:y="14.573cm" svg:viewBox="0 0 257 220" draw:points="129,220 0,220 0,0 257,0 257,220">
            <text:p/>
          </draw:polygon>
          <draw:path draw:style-name="gr4" draw:text-style-name="P4" draw:layer="layout" svg:width="0.215cm" svg:height="0.23cm" svg:x="21.075cm" svg:y="14.565cm" svg:viewBox="0 0 216 231" svg:d="M46 184c27-31 42-42 60-58 0-2 32-28 51-47 47-47 59-72 59-73 0-6-5-6-6-6-3 0-4 1-7 6-16 24-26 33-39 33-12 0-17-9-26-17-9-12-17-22-35-22-38 0-61 48-61 58 0 3 1 6 5 6 5 0 6-3 8-6 10-23 38-23 43-23 10 0 20 3 31 7 20 7 26 7 39 7-17 23-60 59-70 68l-46 42c-35 35-52 64-52 68s6 4 6 4c4 0 5 0 8-6 12-18 28-31 43-31 12 0 18 4 31 18 8 12 17 19 31 19 51 0 81-65 81-78 0-3-3-6-7-6-5 0-5 3-8 8-11 33-43 43-60 43-10 0-19-4-30-7-17-7-25-9-36-9 0 0-9 0-13 2z">
            <text:p/>
          </draw:path>
        </draw:g>
        <draw:custom-shape draw:style-name="gr14" draw:text-style-name="P9" xml:id="id11" draw:id="id11" draw:layer="layout" svg:width="2.603cm" svg:height="1.573cm" svg:x="8.271cm" svg:y="13.1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2.083cm" svg:height="0.993cm" svg:x="8.736cm" svg:y="13.453cm">
          <draw:text-box>
            <text:p><text:span text:style-name="T2">cost</text:span></text:p>
          </draw:text-box>
        </draw:frame>
        <draw:custom-shape draw:style-name="gr16" draw:text-style-name="P9" xml:id="id13" draw:id="id13" draw:layer="layout" svg:width="2.604cm" svg:height="1.573cm" svg:x="16.159cm" svg:y="13.1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2.083cm" svg:height="0.993cm" svg:x="16.624cm" svg:y="13.454cm">
          <draw:text-box>
            <text:p><text:span text:style-name="T2">cost</text:span></text:p>
          </draw:text-box>
        </draw:frame>
        <draw:custom-shape draw:style-name="gr14" draw:text-style-name="P9" xml:id="id15" draw:id="id15" draw:layer="layout" svg:width="2.603cm" svg:height="1.573cm" svg:x="23.943cm" svg:y="13.1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2.083cm" svg:height="0.993cm" svg:x="24.408cm" svg:y="13.455cm">
          <draw:text-box>
            <text:p><text:span text:style-name="T2">cost</text:span></text:p>
          </draw:text-box>
        </draw:frame>
        <draw:connector draw:style-name="gr8" draw:text-style-name="P6" draw:layer="layout" svg:x1="9.566cm" svg:y1="16.242cm" svg:x2="9.572cm" svg:y2="14.736cm" draw:start-shape="id10" draw:start-glue-point="0" draw:end-shape="id11" draw:end-glue-point="2" svg:d="M9566 16242v-760h6v-746" svg:viewBox="0 0 7 1507">
          <text:p/>
        </draw:connector>
        <draw:connector draw:style-name="gr8" draw:text-style-name="P6" draw:layer="layout" svg:x1="17.459cm" svg:y1="16.242cm" svg:x2="17.461cm" svg:y2="14.737cm" draw:start-shape="id12" draw:start-glue-point="0" draw:end-shape="id13" draw:end-glue-point="2" svg:d="M17459 16242v-760h2v-745" svg:viewBox="0 0 3 1506">
          <text:p/>
        </draw:connector>
        <draw:connector draw:style-name="gr8" draw:text-style-name="P6" draw:layer="layout" svg:x1="25.249cm" svg:y1="16.242cm" svg:x2="25.244cm" svg:y2="14.738cm" draw:start-shape="id14" draw:start-glue-point="0" draw:end-shape="id15" draw:end-glue-point="2" svg:d="M25249 16242v-759h-5v-745" svg:viewBox="0 0 6 1505">
          <text:p/>
        </draw:connector>
        <draw:custom-shape draw:style-name="gr1" draw:text-style-name="P1" xml:id="id18" draw:id="id18" draw:layer="layout" svg:width="1.943cm" svg:height="1.339cm" svg:x="4.632cm" svg:y="10.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215cm" svg:height="1.615cm" svg:x="12.594cm" svg:y="7.804cm">
          <draw:text-box>
            <text:p><text:span text:style-name="T1">Loss</text:span></text:p>
          </draw:text-box>
        </draw:frame>
        <draw:g>
          <svg:title>TexMaths</svg:title>
          <svg:desc>32§display§f§svg§600§TRUE§</svg:desc>
          <draw:polygon draw:style-name="gr3" draw:text-style-name="P3" draw:layer="layout" svg:width="0.482cm" svg:height="0.685cm" svg:x="5.222cm" svg:y="10.477cm" svg:viewBox="0 0 483 686" draw:points="242,686 0,686 0,0 483,0 483,686">
            <text:p/>
          </draw:polygon>
          <draw:path draw:style-name="gr4" draw:text-style-name="P4" draw:layer="layout" svg:width="0.404cm" svg:height="0.704cm" svg:x="5.266cm" svg:y="10.466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5" draw:text-style-name="P5" xml:id="id16" draw:id="id16" draw:layer="layout" svg:width="0.691cm" svg:height="0.749cm" svg:x="5.171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z§svg§600§TRUE§</svg:desc>
          <draw:polygon draw:style-name="gr3" draw:text-style-name="P3" draw:layer="layout" svg:width="0.256cm" svg:height="0.219cm" svg:x="5.4cm" svg:y="8.579cm" svg:viewBox="0 0 257 220" draw:points="129,220 0,220 0,0 257,0 257,220">
            <text:p/>
          </draw:polygon>
          <draw:path draw:style-name="gr4" draw:text-style-name="P4" draw:layer="layout" svg:width="0.215cm" svg:height="0.23cm" svg:x="5.421cm" svg:y="8.571cm" svg:viewBox="0 0 216 231" svg:d="M46 184c27-31 42-42 60-58 0-2 32-28 51-47 47-47 59-72 59-73 0-6-5-6-6-6-3 0-4 1-7 6-16 24-26 33-39 33-12 0-17-9-26-17-9-12-17-22-35-22-38 0-61 48-61 58 0 3 1 6 5 6 5 0 6-3 8-6 10-23 38-23 43-23 10 0 20 3 31 7 20 7 26 7 39 7-17 23-60 59-70 68l-46 42c-35 35-52 64-52 68s6 4 6 4c4 0 5 0 8-6 12-18 28-31 43-31 12 0 18 4 31 18 8 12 17 19 31 19 51 0 81-65 81-78 0-3-3-6-7-6-5 0-5 3-8 8-11 33-43 43-60 43-10 0-19-4-30-7-17-7-25-9-36-9 0 0-9 0-13 2z">
            <text:p/>
          </draw:path>
        </draw:g>
        <draw:connector draw:style-name="gr6" draw:text-style-name="P6" draw:layer="layout" svg:x1="5.517cm" svg:y1="9.072cm" svg:x2="5.523cm" svg:y2="10.075cm" draw:start-shape="id16" draw:start-glue-point="8" svg:d="M5517 9072v759h6v244" svg:viewBox="0 0 7 1004">
          <text:p/>
        </draw:connector>
        <draw:custom-shape draw:style-name="gr17" draw:text-style-name="P8" draw:layer="layout" svg:width="0.694cm" svg:height="0.749cm" svg:x="1.941cm" svg:y="10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s§svg§600§TRUE§</svg:desc>
          <draw:polygon draw:style-name="gr3" draw:text-style-name="P3" draw:layer="layout" svg:width="0.236cm" svg:height="0.219cm" svg:x="2.176cm" svg:y="10.759cm" svg:viewBox="0 0 237 220" draw:points="119,220 0,220 0,0 237,0 237,220">
            <text:p/>
          </draw:polygon>
          <draw:path draw:style-name="gr4" draw:text-style-name="P4" draw:layer="layout" svg:width="0.186cm" svg:height="0.23cm" svg:x="2.202cm" svg:y="10.752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13" draw:text-style-name="P6" xml:id="id17" draw:id="id17" draw:layer="layout" svg:width="2.453cm" svg:height="1.367cm" svg:x="1.055cm" svg:y="10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3.508cm" svg:y1="10.88cm" svg:x2="4.632cm" svg:y2="10.879cm" draw:start-shape="id17" draw:start-glue-point="1" draw:end-shape="id18" draw:end-glue-point="3" svg:d="M3508 10880h562v-1h562" svg:viewBox="0 0 1125 2">
          <text:p/>
        </draw:connector>
        <draw:connector draw:style-name="gr8" draw:text-style-name="P6" draw:layer="layout" svg:x1="6.575cm" svg:y1="10.879cm" svg:x2="8.24cm" svg:y2="10.896cm" draw:start-shape="id18" draw:start-glue-point="1" svg:d="M6575 10879h1090v17h575" svg:viewBox="0 0 1666 18">
          <text:p/>
        </draw:connector>
        <draw:custom-shape draw:style-name="gr9" draw:text-style-name="P1" xml:id="id20" draw:id="id20" draw:layer="layout" svg:width="1.942cm" svg:height="1.34cm" svg:x="12.645cm" svg:y="10.2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32§display§f§svg§600§TRUE§</svg:desc>
          <draw:polygon draw:style-name="gr3" draw:text-style-name="P3" draw:layer="layout" svg:width="0.482cm" svg:height="0.685cm" svg:x="13.235cm" svg:y="10.478cm" svg:viewBox="0 0 483 686" draw:points="242,686 0,686 0,0 483,0 483,686">
            <text:p/>
          </draw:polygon>
          <draw:path draw:style-name="gr4" draw:text-style-name="P4" draw:layer="layout" svg:width="0.404cm" svg:height="0.704cm" svg:x="13.279cm" svg:y="10.467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10" draw:text-style-name="P5" xml:id="id19" draw:id="id19" draw:layer="layout" svg:width="0.69cm" svg:height="0.75cm" svg:x="13.186cm" svg:y="8.3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13.531cm" svg:y1="9.074cm" svg:x2="13.535cm" svg:y2="10.076cm" draw:start-shape="id19" draw:start-glue-point="8" svg:d="M13531 9074v759h4v243" svg:viewBox="0 0 5 1003">
          <text:p/>
        </draw:connector>
        <draw:connector draw:style-name="gr8" draw:text-style-name="P6" draw:layer="layout" svg:x1="10.695cm" svg:y1="10.896cm" svg:x2="12.645cm" svg:y2="10.881cm" draw:end-shape="id20" draw:end-glue-point="3" svg:d="M10695 10896h718v-15h1232" svg:viewBox="0 0 1951 16">
          <text:p/>
        </draw:connector>
        <draw:connector draw:style-name="gr8" draw:text-style-name="P6" draw:layer="layout" svg:x1="14.587cm" svg:y1="10.881cm" svg:x2="16.254cm" svg:y2="10.897cm" draw:start-shape="id20" draw:start-glue-point="1" svg:d="M14587 10881h1092v16h575" svg:viewBox="0 0 1668 17">
          <text:p/>
        </draw:connector>
        <draw:custom-shape draw:style-name="gr11" draw:text-style-name="P1" xml:id="id22" draw:id="id22" draw:layer="layout" svg:width="1.941cm" svg:height="1.34cm" svg:x="20.376cm" svg:y="10.2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32§display§f§svg§600§TRUE§</svg:desc>
          <draw:polygon draw:style-name="gr3" draw:text-style-name="P3" draw:layer="layout" svg:width="0.482cm" svg:height="0.685cm" svg:x="20.966cm" svg:y="10.48cm" svg:viewBox="0 0 483 686" draw:points="242,686 0,686 0,0 483,0 483,686">
            <text:p/>
          </draw:polygon>
          <draw:path draw:style-name="gr4" draw:text-style-name="P4" draw:layer="layout" svg:width="0.404cm" svg:height="0.704cm" svg:x="21.01cm" svg:y="10.469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10" draw:text-style-name="P5" xml:id="id21" draw:id="id21" draw:layer="layout" svg:width="0.69cm" svg:height="0.75cm" svg:x="20.917cm" svg:y="8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21.262cm" svg:y1="9.075cm" svg:x2="21.267cm" svg:y2="10.077cm" draw:start-shape="id21" draw:start-glue-point="8" svg:d="M21262 9075v759h5v243" svg:viewBox="0 0 6 1003">
          <text:p/>
        </draw:connector>
        <draw:connector draw:style-name="gr8" draw:text-style-name="P6" draw:layer="layout" svg:x1="22.317cm" svg:y1="10.882cm" svg:x2="23.986cm" svg:y2="10.899cm" draw:start-shape="id22" draw:start-glue-point="1" svg:d="M22317 10882h1092v17h577" svg:viewBox="0 0 1670 18">
          <text:p/>
        </draw:connector>
        <draw:connector draw:style-name="gr8" draw:text-style-name="P6" draw:layer="layout" svg:x1="18.708cm" svg:y1="10.897cm" svg:x2="20.376cm" svg:y2="10.882cm" draw:end-shape="id22" draw:end-glue-point="3" svg:d="M18708 10897h576v-15h1092" svg:viewBox="0 0 1669 16">
          <text:p/>
        </draw:connector>
        <draw:custom-shape draw:style-name="gr12" draw:text-style-name="P8" draw:layer="layout" svg:width="0.694cm" svg:height="0.75cm" svg:x="9.22cm" svg:y="10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§svg§600§TRUE§</svg:desc>
          <draw:polygon draw:style-name="gr3" draw:text-style-name="P3" draw:layer="layout" svg:width="0.272cm" svg:height="0.339cm" svg:x="9.44cm" svg:y="10.749cm" svg:viewBox="0 0 273 340" draw:points="136,340 0,340 0,0 273,0 273,340">
            <text:p/>
          </draw:polygon>
          <draw:path draw:style-name="gr4" draw:text-style-name="P4" draw:layer="layout" svg:width="0.168cm" svg:height="0.048cm" svg:x="9.502cm" svg:y="10.747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9.466cm" svg:y="10.863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13" draw:text-style-name="P6" xml:id="id23" draw:id="id23" draw:layer="layout" svg:width="2.453cm" svg:height="1.367cm" svg:x="8.333cm" svg:y="10.2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0.694cm" svg:height="0.75cm" svg:x="17.112cm" svg:y="10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§svg§600§TRUE§</svg:desc>
          <draw:polygon draw:style-name="gr3" draw:text-style-name="P3" draw:layer="layout" svg:width="0.272cm" svg:height="0.339cm" svg:x="17.333cm" svg:y="10.749cm" svg:viewBox="0 0 273 340" draw:points="136,340 0,340 0,0 273,0 273,340">
            <text:p/>
          </draw:polygon>
          <draw:path draw:style-name="gr4" draw:text-style-name="P4" draw:layer="layout" svg:width="0.168cm" svg:height="0.048cm" svg:x="17.394cm" svg:y="10.747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17.358cm" svg:y="10.863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13" draw:text-style-name="P6" xml:id="id25" draw:id="id25" draw:layer="layout" svg:width="2.453cm" svg:height="1.367cm" svg:x="16.226cm" svg:y="10.2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0.694cm" svg:height="0.75cm" svg:x="24.902cm" svg:y="10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§svg§600§TRUE§</svg:desc>
          <draw:polygon draw:style-name="gr3" draw:text-style-name="P3" draw:layer="layout" svg:width="0.272cm" svg:height="0.339cm" svg:x="25.123cm" svg:y="10.749cm" svg:viewBox="0 0 273 340" draw:points="136,340 0,340 0,0 273,0 273,340">
            <text:p/>
          </draw:polygon>
          <draw:path draw:style-name="gr4" draw:text-style-name="P4" draw:layer="layout" svg:width="0.168cm" svg:height="0.048cm" svg:x="25.184cm" svg:y="10.747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25.148cm" svg:y="10.863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13" draw:text-style-name="P6" xml:id="id27" draw:id="id27" draw:layer="layout" svg:width="2.453cm" svg:height="1.367cm" svg:x="24.016cm" svg:y="10.2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z§svg§600§TRUE§</svg:desc>
          <draw:polygon draw:style-name="gr3" draw:text-style-name="P3" draw:layer="layout" svg:width="0.256cm" svg:height="0.219cm" svg:x="13.396cm" svg:y="8.579cm" svg:viewBox="0 0 257 220" draw:points="129,220 0,220 0,0 257,0 257,220">
            <text:p/>
          </draw:polygon>
          <draw:path draw:style-name="gr4" draw:text-style-name="P4" draw:layer="layout" svg:width="0.215cm" svg:height="0.23cm" svg:x="13.417cm" svg:y="8.571cm" svg:viewBox="0 0 216 231" svg:d="M46 184c27-31 42-42 60-58 0-2 32-28 51-47 47-47 59-72 59-73 0-6-5-6-6-6-3 0-4 1-7 6-16 24-26 33-39 33-12 0-17-9-26-17-9-12-17-22-35-22-38 0-61 48-61 58 0 3 1 6 5 6 5 0 6-3 8-6 10-23 38-23 43-23 10 0 20 3 31 7 20 7 26 7 39 7-17 23-60 59-70 68l-46 42c-35 35-52 64-52 68s6 4 6 4c4 0 5 0 8-6 12-18 28-31 43-31 12 0 18 4 31 18 8 12 17 19 31 19 51 0 81-65 81-78 0-3-3-6-7-6-5 0-5 3-8 8-11 33-43 43-60 43-10 0-19-4-30-7-17-7-25-9-36-9 0 0-9 0-13 2z">
            <text:p/>
          </draw:path>
        </draw:g>
        <draw:g>
          <svg:title>TexMaths</svg:title>
          <svg:desc>14§display§z§svg§600§TRUE§</svg:desc>
          <draw:polygon draw:style-name="gr3" draw:text-style-name="P3" draw:layer="layout" svg:width="0.256cm" svg:height="0.219cm" svg:x="21.046cm" svg:y="8.579cm" svg:viewBox="0 0 257 220" draw:points="129,220 0,220 0,0 257,0 257,220">
            <text:p/>
          </draw:polygon>
          <draw:path draw:style-name="gr4" draw:text-style-name="P4" draw:layer="layout" svg:width="0.215cm" svg:height="0.23cm" svg:x="21.068cm" svg:y="8.571cm" svg:viewBox="0 0 216 231" svg:d="M46 184c27-31 42-42 60-58 0-2 32-28 51-47 47-47 59-72 59-73 0-6-5-6-6-6-3 0-4 1-7 6-16 24-26 33-39 33-12 0-17-9-26-17-9-12-17-22-35-22-38 0-61 48-61 58 0 3 1 6 5 6 5 0 6-3 8-6 10-23 38-23 43-23 10 0 20 3 31 7 20 7 26 7 39 7-17 23-60 59-70 68l-46 42c-35 35-52 64-52 68s6 4 6 4c4 0 5 0 8-6 12-18 28-31 43-31 12 0 18 4 31 18 8 12 17 19 31 19 51 0 81-65 81-78 0-3-3-6-7-6-5 0-5 3-8 8-11 33-43 43-60 43-10 0-19-4-30-7-17-7-25-9-36-9 0 0-9 0-13 2z">
            <text:p/>
          </draw:path>
        </draw:g>
        <draw:custom-shape draw:style-name="gr14" draw:text-style-name="P9" xml:id="id24" draw:id="id24" draw:layer="layout" svg:width="2.603cm" svg:height="1.573cm" svg:x="8.264cm" svg:y="7.1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2.083cm" svg:height="0.993cm" svg:x="8.729cm" svg:y="7.459cm">
          <draw:text-box>
            <text:p><text:span text:style-name="T2">cost</text:span></text:p>
          </draw:text-box>
        </draw:frame>
        <draw:custom-shape draw:style-name="gr16" draw:text-style-name="P9" xml:id="id26" draw:id="id26" draw:layer="layout" svg:width="2.604cm" svg:height="1.573cm" svg:x="16.152cm" svg:y="7.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2.083cm" svg:height="0.993cm" svg:x="16.617cm" svg:y="7.46cm">
          <draw:text-box>
            <text:p><text:span text:style-name="T2">cost</text:span></text:p>
          </draw:text-box>
        </draw:frame>
        <draw:custom-shape draw:style-name="gr14" draw:text-style-name="P9" xml:id="id28" draw:id="id28" draw:layer="layout" svg:width="2.603cm" svg:height="1.573cm" svg:x="23.936cm" svg:y="7.1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2.083cm" svg:height="0.993cm" svg:x="24.401cm" svg:y="7.461cm">
          <draw:text-box>
            <text:p><text:span text:style-name="T2">cost</text:span></text:p>
          </draw:text-box>
        </draw:frame>
        <draw:connector draw:style-name="gr8" draw:text-style-name="P6" draw:layer="layout" svg:x1="9.559cm" svg:y1="10.248cm" svg:x2="9.565cm" svg:y2="8.742cm" draw:start-shape="id23" draw:start-glue-point="0" draw:end-shape="id24" draw:end-glue-point="2" svg:d="M9559 10248v-760h6v-746" svg:viewBox="0 0 7 1507">
          <text:p/>
        </draw:connector>
        <draw:connector draw:style-name="gr8" draw:text-style-name="P6" draw:layer="layout" svg:x1="17.452cm" svg:y1="10.248cm" svg:x2="17.454cm" svg:y2="8.743cm" draw:start-shape="id25" draw:start-glue-point="0" draw:end-shape="id26" draw:end-glue-point="2" svg:d="M17452 10248v-759h2v-746" svg:viewBox="0 0 3 1506">
          <text:p/>
        </draw:connector>
        <draw:connector draw:style-name="gr8" draw:text-style-name="P6" draw:layer="layout" svg:x1="25.242cm" svg:y1="10.248cm" svg:x2="25.237cm" svg:y2="8.744cm" draw:start-shape="id27" draw:start-glue-point="0" draw:end-shape="id28" draw:end-glue-point="2" svg:d="M25242 10248v-759h-5v-745" svg:viewBox="0 0 6 1505">
          <text:p/>
        </draw:connector>
        <draw:connector draw:style-name="gr8" draw:text-style-name="P6" draw:layer="layout" svg:x1="2.281cm" svg:y1="11.564cm" svg:x2="4.639cm" svg:y2="16.873cm" draw:start-shape="id17" draw:start-glue-point="2" draw:end-shape="id3" draw:end-glue-point="3" svg:d="M2281 11564v5309h2358" svg:viewBox="0 0 2359 5310">
          <text:p/>
        </draw:connector>
        <draw:custom-shape draw:style-name="gr1" draw:text-style-name="P1" xml:id="id30" draw:id="id30" draw:layer="layout" svg:width="1.943cm" svg:height="1.339cm" svg:x="4.626cm" svg:y="4.1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215cm" svg:height="1.615cm" svg:x="12.588cm" svg:y="1.71cm">
          <draw:text-box>
            <text:p><text:span text:style-name="T1">Loss</text:span></text:p>
          </draw:text-box>
        </draw:frame>
        <draw:g>
          <svg:title>TexMaths</svg:title>
          <svg:desc>32§display§f§svg§600§TRUE§</svg:desc>
          <draw:polygon draw:style-name="gr3" draw:text-style-name="P3" draw:layer="layout" svg:width="0.482cm" svg:height="0.685cm" svg:x="5.216cm" svg:y="4.383cm" svg:viewBox="0 0 483 686" draw:points="242,686 0,686 0,0 483,0 483,686">
            <text:p/>
          </draw:polygon>
          <draw:path draw:style-name="gr4" draw:text-style-name="P4" draw:layer="layout" svg:width="0.404cm" svg:height="0.704cm" svg:x="5.26cm" svg:y="4.372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5" draw:text-style-name="P5" xml:id="id29" draw:id="id29" draw:layer="layout" svg:width="0.691cm" svg:height="0.749cm" svg:x="5.165cm" svg:y="2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z§svg§600§TRUE§</svg:desc>
          <draw:polygon draw:style-name="gr3" draw:text-style-name="P3" draw:layer="layout" svg:width="0.256cm" svg:height="0.219cm" svg:x="5.394cm" svg:y="2.485cm" svg:viewBox="0 0 257 220" draw:points="129,220 0,220 0,0 257,0 257,220">
            <text:p/>
          </draw:polygon>
          <draw:path draw:style-name="gr4" draw:text-style-name="P4" draw:layer="layout" svg:width="0.215cm" svg:height="0.23cm" svg:x="5.415cm" svg:y="2.477cm" svg:viewBox="0 0 216 231" svg:d="M46 184c27-31 42-42 60-58 0-2 32-28 51-47 47-47 59-72 59-73 0-6-5-6-6-6-3 0-4 1-7 6-16 24-26 33-39 33-12 0-17-9-26-17-9-12-17-22-35-22-38 0-61 48-61 58 0 3 1 6 5 6 5 0 6-3 8-6 10-23 38-23 43-23 10 0 20 3 31 7 20 7 26 7 39 7-17 23-60 59-70 68l-46 42c-35 35-52 64-52 68s6 4 6 4c4 0 5 0 8-6 12-18 28-31 43-31 12 0 18 4 31 18 8 12 17 19 31 19 51 0 81-65 81-78 0-3-3-6-7-6-5 0-5 3-8 8-11 33-43 43-60 43-10 0-19-4-30-7-17-7-25-9-36-9 0 0-9 0-13 2z">
            <text:p/>
          </draw:path>
        </draw:g>
        <draw:connector draw:style-name="gr6" draw:text-style-name="P6" draw:layer="layout" svg:x1="5.511cm" svg:y1="2.978cm" svg:x2="5.517cm" svg:y2="3.981cm" draw:start-shape="id29" draw:start-glue-point="8" svg:d="M5511 2978v759h6v244" svg:viewBox="0 0 7 1004">
          <text:p/>
        </draw:connector>
        <draw:connector draw:style-name="gr8" draw:text-style-name="P6" draw:layer="layout" svg:x1="6.569cm" svg:y1="4.785cm" svg:x2="8.234cm" svg:y2="4.802cm" draw:start-shape="id30" draw:start-glue-point="1" svg:d="M6569 4785h1090v17h575" svg:viewBox="0 0 1666 18">
          <text:p/>
        </draw:connector>
        <draw:custom-shape draw:style-name="gr9" draw:text-style-name="P1" xml:id="id32" draw:id="id32" draw:layer="layout" svg:width="1.942cm" svg:height="1.34cm" svg:x="12.639cm" svg:y="4.11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32§display§f§svg§600§TRUE§</svg:desc>
          <draw:polygon draw:style-name="gr3" draw:text-style-name="P3" draw:layer="layout" svg:width="0.482cm" svg:height="0.685cm" svg:x="13.229cm" svg:y="4.384cm" svg:viewBox="0 0 483 686" draw:points="242,686 0,686 0,0 483,0 483,686">
            <text:p/>
          </draw:polygon>
          <draw:path draw:style-name="gr4" draw:text-style-name="P4" draw:layer="layout" svg:width="0.404cm" svg:height="0.704cm" svg:x="13.273cm" svg:y="4.373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10" draw:text-style-name="P5" xml:id="id31" draw:id="id31" draw:layer="layout" svg:width="0.69cm" svg:height="0.75cm" svg:x="13.18cm" svg:y="2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13.525cm" svg:y1="2.98cm" svg:x2="13.529cm" svg:y2="3.982cm" draw:start-shape="id31" draw:start-glue-point="8" svg:d="M13525 2980v759h4v243" svg:viewBox="0 0 5 1003">
          <text:p/>
        </draw:connector>
        <draw:connector draw:style-name="gr8" draw:text-style-name="P6" draw:layer="layout" svg:x1="10.689cm" svg:y1="4.802cm" svg:x2="12.639cm" svg:y2="4.787cm" draw:end-shape="id32" draw:end-glue-point="3" svg:d="M10689 4802h718v-15h1232" svg:viewBox="0 0 1951 16">
          <text:p/>
        </draw:connector>
        <draw:connector draw:style-name="gr8" draw:text-style-name="P6" draw:layer="layout" svg:x1="14.581cm" svg:y1="4.787cm" svg:x2="16.248cm" svg:y2="4.803cm" draw:start-shape="id32" draw:start-glue-point="1" svg:d="M14581 4787h1092v16h575" svg:viewBox="0 0 1668 17">
          <text:p/>
        </draw:connector>
        <draw:custom-shape draw:style-name="gr11" draw:text-style-name="P1" xml:id="id34" draw:id="id34" draw:layer="layout" svg:width="1.941cm" svg:height="1.34cm" svg:x="20.37cm" svg:y="4.1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32§display§f§svg§600§TRUE§</svg:desc>
          <draw:polygon draw:style-name="gr3" draw:text-style-name="P3" draw:layer="layout" svg:width="0.482cm" svg:height="0.685cm" svg:x="20.96cm" svg:y="4.386cm" svg:viewBox="0 0 483 686" draw:points="242,686 0,686 0,0 483,0 483,686">
            <text:p/>
          </draw:polygon>
          <draw:path draw:style-name="gr4" draw:text-style-name="P4" draw:layer="layout" svg:width="0.404cm" svg:height="0.704cm" svg:x="21.004cm" svg:y="4.375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10" draw:text-style-name="P5" xml:id="id33" draw:id="id33" draw:layer="layout" svg:width="0.69cm" svg:height="0.75cm" svg:x="20.911cm" svg:y="2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21.256cm" svg:y1="2.981cm" svg:x2="21.261cm" svg:y2="3.983cm" draw:start-shape="id33" draw:start-glue-point="8" svg:d="M21256 2981v759h5v243" svg:viewBox="0 0 6 1003">
          <text:p/>
        </draw:connector>
        <draw:connector draw:style-name="gr8" draw:text-style-name="P6" draw:layer="layout" svg:x1="22.311cm" svg:y1="4.788cm" svg:x2="23.98cm" svg:y2="4.805cm" draw:start-shape="id34" draw:start-glue-point="1" svg:d="M22311 4788h1092v17h577" svg:viewBox="0 0 1670 18">
          <text:p/>
        </draw:connector>
        <draw:connector draw:style-name="gr8" draw:text-style-name="P6" draw:layer="layout" svg:x1="18.702cm" svg:y1="4.803cm" svg:x2="20.37cm" svg:y2="4.788cm" draw:end-shape="id34" draw:end-glue-point="3" svg:d="M18702 4803h577v-15h1091" svg:viewBox="0 0 1669 16">
          <text:p/>
        </draw:connector>
        <draw:custom-shape draw:style-name="gr12" draw:text-style-name="P8" draw:layer="layout" svg:width="0.694cm" svg:height="0.75cm" svg:x="9.214cm" svg:y="4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§svg§600§TRUE§</svg:desc>
          <draw:polygon draw:style-name="gr3" draw:text-style-name="P3" draw:layer="layout" svg:width="0.272cm" svg:height="0.339cm" svg:x="9.434cm" svg:y="4.655cm" svg:viewBox="0 0 273 340" draw:points="136,340 0,340 0,0 273,0 273,340">
            <text:p/>
          </draw:polygon>
          <draw:path draw:style-name="gr4" draw:text-style-name="P4" draw:layer="layout" svg:width="0.168cm" svg:height="0.048cm" svg:x="9.496cm" svg:y="4.653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9.46cm" svg:y="4.769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13" draw:text-style-name="P6" xml:id="id35" draw:id="id35" draw:layer="layout" svg:width="2.453cm" svg:height="1.367cm" svg:x="8.327cm" svg:y="4.1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0.694cm" svg:height="0.75cm" svg:x="17.106cm" svg:y="4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§svg§600§TRUE§</svg:desc>
          <draw:polygon draw:style-name="gr3" draw:text-style-name="P3" draw:layer="layout" svg:width="0.272cm" svg:height="0.339cm" svg:x="17.327cm" svg:y="4.655cm" svg:viewBox="0 0 273 340" draw:points="136,340 0,340 0,0 273,0 273,340">
            <text:p/>
          </draw:polygon>
          <draw:path draw:style-name="gr4" draw:text-style-name="P4" draw:layer="layout" svg:width="0.168cm" svg:height="0.048cm" svg:x="17.388cm" svg:y="4.653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17.352cm" svg:y="4.769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13" draw:text-style-name="P6" xml:id="id37" draw:id="id37" draw:layer="layout" svg:width="2.453cm" svg:height="1.367cm" svg:x="16.22cm" svg:y="4.1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0.694cm" svg:height="0.75cm" svg:x="24.896cm" svg:y="4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§svg§600§TRUE§</svg:desc>
          <draw:polygon draw:style-name="gr3" draw:text-style-name="P3" draw:layer="layout" svg:width="0.272cm" svg:height="0.339cm" svg:x="25.117cm" svg:y="4.655cm" svg:viewBox="0 0 273 340" draw:points="136,340 0,340 0,0 273,0 273,340">
            <text:p/>
          </draw:polygon>
          <draw:path draw:style-name="gr4" draw:text-style-name="P4" draw:layer="layout" svg:width="0.168cm" svg:height="0.048cm" svg:x="25.178cm" svg:y="4.653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25.142cm" svg:y="4.769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13" draw:text-style-name="P6" xml:id="id39" draw:id="id39" draw:layer="layout" svg:width="2.453cm" svg:height="1.367cm" svg:x="24.01cm" svg:y="4.1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z§svg§600§TRUE§</svg:desc>
          <draw:polygon draw:style-name="gr3" draw:text-style-name="P3" draw:layer="layout" svg:width="0.256cm" svg:height="0.219cm" svg:x="13.39cm" svg:y="2.485cm" svg:viewBox="0 0 257 220" draw:points="129,220 0,220 0,0 257,0 257,220">
            <text:p/>
          </draw:polygon>
          <draw:path draw:style-name="gr4" draw:text-style-name="P4" draw:layer="layout" svg:width="0.215cm" svg:height="0.23cm" svg:x="13.411cm" svg:y="2.477cm" svg:viewBox="0 0 216 231" svg:d="M46 184c27-31 42-42 60-58 0-2 32-28 51-47 47-47 59-72 59-73 0-6-5-6-6-6-3 0-4 1-7 6-16 24-26 33-39 33-12 0-17-9-26-17-9-12-17-22-35-22-38 0-61 48-61 58 0 3 1 6 5 6 5 0 6-3 8-6 10-23 38-23 43-23 10 0 20 3 31 7 20 7 26 7 39 7-17 23-60 59-70 68l-46 42c-35 35-52 64-52 68s6 4 6 4c4 0 5 0 8-6 12-18 28-31 43-31 12 0 18 4 31 18 8 12 17 19 31 19 51 0 81-65 81-78 0-3-3-6-7-6-5 0-5 3-8 8-11 33-43 43-60 43-10 0-19-4-30-7-17-7-25-9-36-9 0 0-9 0-13 2z">
            <text:p/>
          </draw:path>
        </draw:g>
        <draw:g>
          <svg:title>TexMaths</svg:title>
          <svg:desc>14§display§z§svg§600§TRUE§</svg:desc>
          <draw:polygon draw:style-name="gr3" draw:text-style-name="P3" draw:layer="layout" svg:width="0.256cm" svg:height="0.219cm" svg:x="21.04cm" svg:y="2.485cm" svg:viewBox="0 0 257 220" draw:points="129,220 0,220 0,0 257,0 257,220">
            <text:p/>
          </draw:polygon>
          <draw:path draw:style-name="gr4" draw:text-style-name="P4" draw:layer="layout" svg:width="0.215cm" svg:height="0.23cm" svg:x="21.062cm" svg:y="2.477cm" svg:viewBox="0 0 216 231" svg:d="M46 184c27-31 42-42 60-58 0-2 32-28 51-47 47-47 59-72 59-73 0-6-5-6-6-6-3 0-4 1-7 6-16 24-26 33-39 33-12 0-17-9-26-17-9-12-17-22-35-22-38 0-61 48-61 58 0 3 1 6 5 6 5 0 6-3 8-6 10-23 38-23 43-23 10 0 20 3 31 7 20 7 26 7 39 7-17 23-60 59-70 68l-46 42c-35 35-52 64-52 68s6 4 6 4c4 0 5 0 8-6 12-18 28-31 43-31 12 0 18 4 31 18 8 12 17 19 31 19 51 0 81-65 81-78 0-3-3-6-7-6-5 0-5 3-8 8-11 33-43 43-60 43-10 0-19-4-30-7-17-7-25-9-36-9 0 0-9 0-13 2z">
            <text:p/>
          </draw:path>
        </draw:g>
        <draw:custom-shape draw:style-name="gr14" draw:text-style-name="P9" xml:id="id36" draw:id="id36" draw:layer="layout" svg:width="2.603cm" svg:height="1.573cm" svg:x="8.258cm" svg:y="1.0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2.083cm" svg:height="0.993cm" svg:x="8.723cm" svg:y="1.365cm">
          <draw:text-box>
            <text:p><text:span text:style-name="T2">cost</text:span></text:p>
          </draw:text-box>
        </draw:frame>
        <draw:custom-shape draw:style-name="gr16" draw:text-style-name="P9" xml:id="id38" draw:id="id38" draw:layer="layout" svg:width="2.604cm" svg:height="1.573cm" svg:x="16.146cm" svg:y="1.0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2.083cm" svg:height="0.993cm" svg:x="16.611cm" svg:y="1.366cm">
          <draw:text-box>
            <text:p><text:span text:style-name="T2">cost</text:span></text:p>
          </draw:text-box>
        </draw:frame>
        <draw:custom-shape draw:style-name="gr14" draw:text-style-name="P9" xml:id="id40" draw:id="id40" draw:layer="layout" svg:width="2.603cm" svg:height="1.573cm" svg:x="23.93cm" svg:y="1.0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2.083cm" svg:height="0.993cm" svg:x="24.395cm" svg:y="1.367cm">
          <draw:text-box>
            <text:p><text:span text:style-name="T2">cost</text:span></text:p>
          </draw:text-box>
        </draw:frame>
        <draw:connector draw:style-name="gr8" draw:text-style-name="P6" draw:layer="layout" svg:x1="9.553cm" svg:y1="4.154cm" svg:x2="9.559cm" svg:y2="2.648cm" draw:start-shape="id35" draw:start-glue-point="0" draw:end-shape="id36" draw:end-glue-point="2" svg:d="M9553 4154v-760h6v-746" svg:viewBox="0 0 7 1507">
          <text:p/>
        </draw:connector>
        <draw:connector draw:style-name="gr8" draw:text-style-name="P6" draw:layer="layout" svg:x1="17.446cm" svg:y1="4.154cm" svg:x2="17.448cm" svg:y2="2.649cm" draw:start-shape="id37" draw:start-glue-point="0" draw:end-shape="id38" draw:end-glue-point="2" svg:d="M17446 4154v-759h2v-746" svg:viewBox="0 0 3 1506">
          <text:p/>
        </draw:connector>
        <draw:connector draw:style-name="gr8" draw:text-style-name="P6" draw:layer="layout" svg:x1="25.236cm" svg:y1="4.154cm" svg:x2="25.231cm" svg:y2="2.65cm" draw:start-shape="id39" draw:start-glue-point="0" draw:end-shape="id40" draw:end-glue-point="2" svg:d="M25236 4154v-759h-5v-745" svg:viewBox="0 0 6 1505">
          <text:p/>
        </draw:connector>
        <draw:connector draw:style-name="gr8" draw:text-style-name="P6" draw:layer="layout" draw:line-skew="-1.899cm" svg:x1="3.891cm" svg:y1="19.143cm" svg:x2="5.603cm" svg:y2="11.549cm" draw:start-shape="id2" draw:start-glue-point="4" draw:end-shape="id18" draw:end-glue-point="2" svg:d="M3891 19143v-5697h1712v-1897" svg:viewBox="0 0 1713 7595">
          <text:p/>
        </draw:connector>
        <draw:connector draw:style-name="gr8" draw:text-style-name="P6" draw:layer="layout" draw:line-skew="-4.567cm" svg:x1="3.891cm" svg:y1="19.143cm" svg:x2="5.597cm" svg:y2="5.455cm" draw:start-shape="id2" draw:start-glue-point="4" draw:end-shape="id30" draw:end-glue-point="2" svg:d="M3891 19143v-11412h1706v-2276" svg:viewBox="0 0 1707 13689">
          <text:p/>
        </draw:connector>
        <draw:connector draw:style-name="gr8" draw:text-style-name="P6" draw:layer="layout" draw:line-skew="-4.52cm" svg:x1="11.904cm" svg:y1="19.044cm" svg:x2="13.61cm" svg:y2="5.457cm" draw:start-shape="id5" draw:start-glue-point="4" draw:end-shape="id32" draw:end-glue-point="2" svg:d="M11904 19044v-11313h1706v-2274" svg:viewBox="0 0 1707 13588">
          <text:p/>
        </draw:connector>
        <draw:connector draw:style-name="gr8" draw:text-style-name="P6" draw:layer="layout" draw:line-skew="-1.676cm" svg:x1="19.435cm" svg:y1="18.945cm" svg:x2="21.346cm" svg:y2="11.552cm" draw:start-shape="id8" draw:start-glue-point="4" draw:end-shape="id22" draw:end-glue-point="2" svg:d="M19435 18945v-5372h1911v-2021" svg:viewBox="0 0 1912 7394">
          <text:p/>
        </draw:connector>
        <draw:connector draw:style-name="gr8" draw:text-style-name="P6" draw:layer="layout" draw:line-skew="-4.344cm" svg:x1="19.435cm" svg:y1="18.945cm" svg:x2="21.34cm" svg:y2="5.458cm" draw:start-shape="id8" draw:start-glue-point="4" draw:end-shape="id34" draw:end-glue-point="2" svg:d="M19435 18945v-11087h1905v-2400" svg:viewBox="0 0 1906 13488">
          <text:p/>
        </draw:connector>
        <draw:frame draw:style-name="gr18" draw:text-style-name="P11" draw:layer="layout" svg:width="1.979cm" svg:height="1.673cm" svg:x="1cm" svg:y="8.023cm">
          <draw:text-box>
            <text:p>Initial</text:p>
            <text:p>state</text:p>
          </draw:text-box>
        </draw:frame>
        <draw:frame draw:style-name="gr18" draw:text-style-name="P11" draw:layer="layout" svg:width="5.819cm" svg:height="0.962cm" svg:x="11.045cm" svg:y="19.788cm">
          <draw:text-box>
            <text:p>actions (optimized)</text:p>
          </draw:text-box>
        </draw:frame>
        <draw:connector draw:style-name="gr8" draw:text-style-name="P6" draw:layer="layout" draw:line-skew="-1.852cm" svg:x1="11.904cm" svg:y1="19.044cm" svg:x2="13.616cm" svg:y2="11.551cm" draw:start-shape="id5" draw:start-glue-point="4" draw:end-shape="id20" draw:end-glue-point="2" svg:d="M11904 19044v-5598h1712v-1895" svg:viewBox="0 0 1713 74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17:43:49.591562809</meta:creation-date>
    <dc:date>2018-08-31T14:44:54.133243783</dc:date>
    <meta:editing-duration>P1DT5H55M42S</meta:editing-duration>
    <meta:editing-cycles>25</meta:editing-cycles>
    <meta:generator>LibreOffice/5.1.6.2$Linux_X86_64 LibreOffice_project/10m0$Build-2</meta:generator>
    <meta:document-statistic meta:object-count="210"/>
  </office:meta>
</office:document-meta>
</file>